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weet</text:p>
          </table:table-cell>
          <table:table-cell office:value-type="string" calcext:value-type="string">
            <text:p>Timestamp </text:p>
          </table:table-cell>
          <table:table-cell office:value-type="string" calcext:value-type="string">
            <text:p>Present</text:p>
          </table:table-cell>
        </table:table-row>
        <table:table-row table:style-name="ro1">
          <table:table-cell office:value-type="float" office:value="9.77231225814479E+017" calcext:value-type="float">
            <text:p>9.77231225814479E+017</text:p>
          </table:table-cell>
          <table:table-cell office:value-type="float" office:value="20180323" calcext:value-type="float">
            <text:p>201803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7231225814479E+017" calcext:value-type="float">
            <text:p>9.77231225814479E+017</text:p>
          </table:table-cell>
          <table:table-cell office:value-type="float" office:value="20180324" calcext:value-type="float">
            <text:p>201803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7231225814479E+017" calcext:value-type="float">
            <text:p>9.77231225814479E+017</text:p>
          </table:table-cell>
          <table:table-cell office:value-type="float" office:value="20180325" calcext:value-type="float">
            <text:p>201803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7231225814479E+017" calcext:value-type="float">
            <text:p>9.77231225814479E+017</text:p>
          </table:table-cell>
          <table:table-cell office:value-type="float" office:value="20180326" calcext:value-type="float">
            <text:p>201803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7231225814479E+017" calcext:value-type="float">
            <text:p>9.77231225814479E+017</text:p>
          </table:table-cell>
          <table:table-cell office:value-type="float" office:value="20190327" calcext:value-type="float">
            <text:p>201903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7231225814479E+017" calcext:value-type="float">
            <text:p>9.77231225814479E+017</text:p>
          </table:table-cell>
          <table:table-cell office:value-type="float" office:value="20180328" calcext:value-type="float">
            <text:p>201803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7231225814479E+017" calcext:value-type="float">
            <text:p>9.77231225814479E+017</text:p>
          </table:table-cell>
          <table:table-cell office:value-type="float" office:value="20180329" calcext:value-type="float">
            <text:p>201803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7231225814479E+017" calcext:value-type="float">
            <text:p>9.77231225814479E+017</text:p>
          </table:table-cell>
          <table:table-cell office:value-type="float" office:value="20180330" calcext:value-type="float">
            <text:p>201803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7231225814479E+017" calcext:value-type="float">
            <text:p>9.77231225814479E+017</text:p>
          </table:table-cell>
          <table:table-cell office:value-type="float" office:value="20180331" calcext:value-type="float">
            <text:p>201803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7231225814479E+017" calcext:value-type="float">
            <text:p>9.77231225814479E+017</text:p>
          </table:table-cell>
          <table:table-cell office:value-type="float" office:value="20180401" calcext:value-type="float">
            <text:p>2018040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1T22:47:15.373323089</meta:creation-date>
    <dc:date>2018-04-01T22:52:29.606822592</dc:date>
    <meta:editing-duration>PT5M15S</meta:editing-duration>
    <meta:editing-cycles>1</meta:editing-cycles>
    <meta:document-statistic meta:table-count="1" meta:cell-count="33" meta:object-count="0"/>
    <meta:generator>LibreOffice/5.1.6.2$Linux_X86_64 LibreOffice_project/10m0$Build-2</meta:generator>
  </office:meta>
</office:document-meta>
</file>